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 officeooo:paragraph-rsid="0012fc7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c7c" style:font-weight-asian="normal" style:font-weight-complex="normal"/>
    </style:style>
    <style:style style:name="T3" style:family="text">
      <style:text-properties fo:font-weight="bold" officeooo:rsid="0012fc7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[opcode][ <text:s text:c="17"/>Imediato <text:s text:c="17"/>]</text:span></text:span></text:p>
      <text:p text:style-name="P1"><text:span text:style-name="Strong_20_Emphasis"><text:span text:style-name="T1"><text:s text:c="3"/></text:span></text:span><text:span text:style-name="Strong_20_Emphasis"><text:span text:style-name="T2">6 bits<text:tab/><text:tab/>26 bit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7" meta:character-count="72" meta:non-whitespace-character-count="29"/>
  </office:meta>
</office:document-meta>
</file>